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officeooo:rsid="0004baed" officeooo:paragraph-rsid="0006e3ef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3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4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5" style:family="paragraph" style:parent-style-name="Standard">
      <style:paragraph-properties fo:line-height="150%"/>
      <style:text-properties style:font-name="Ubuntu" fo:font-size="13pt" officeooo:rsid="000a6b41" officeooo:paragraph-rsid="000a6b41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rsid="000a6b41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paragraph-rsid="000ac490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rsid="000ac490" officeooo:paragraph-rsid="000ac490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rsid="000ac490" officeooo:paragraph-rsid="000d804f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04baed" officeooo:paragraph-rsid="0006e3ef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04baed" officeooo:paragraph-rsid="00140fc0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0c3f89" officeooo:paragraph-rsid="00140fc0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0d804f" officeooo:paragraph-rsid="000d804f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officeooo:rsid="00108277" officeooo:paragraph-rsid="00108277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Ubuntu" fo:font-size="13pt" officeooo:rsid="00123207" officeooo:paragraph-rsid="00123207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Ubuntu" fo:font-size="13pt" officeooo:rsid="00140fc0" officeooo:paragraph-rsid="00140fc0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Ubuntu" fo:font-size="13pt" officeooo:rsid="0014ce68" officeooo:paragraph-rsid="0014ce68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160385" officeooo:paragraph-rsid="00160385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166a1f" officeooo:paragraph-rsid="00166a1f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Ubuntu" fo:font-size="13pt" fo:font-weight="normal" officeooo:rsid="000ac490" officeooo:paragraph-rsid="000ac490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line-height="150%"/>
      <style:text-properties style:font-name="Ubuntu" fo:font-size="13pt" fo:font-weight="normal" officeooo:rsid="00140fc0" officeooo:paragraph-rsid="00140fc0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line-height="150%"/>
      <style:text-properties style:font-name="Ubuntu" fo:font-size="13pt" fo:font-weight="normal" officeooo:rsid="00140fc0" officeooo:paragraph-rsid="00140fc0" fo:background-color="#eeeeee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line-height="150%"/>
      <style:text-properties style:font-name="Ubuntu" fo:font-size="13pt" fo:font-weight="normal" officeooo:rsid="000ac490" officeooo:paragraph-rsid="000ac490" fo:background-color="#eeeeee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line-height="150%"/>
      <style:text-properties style:font-name="Ubuntu" fo:font-size="13pt" fo:font-style="italic" fo:font-weight="normal" officeooo:rsid="000ac490" officeooo:paragraph-rsid="000d804f" style:font-size-asian="13pt" style:font-style-asian="italic" style:font-weight-asian="normal" style:font-size-complex="13pt" style:font-style-complex="italic" style:font-weight-complex="normal"/>
    </style:style>
    <style:style style:name="P25" style:family="paragraph" style:parent-style-name="Standard">
      <style:paragraph-properties fo:line-height="150%"/>
      <style:text-properties style:font-name="Ubuntu" fo:font-size="13pt" fo:font-style="italic" fo:font-weight="normal" officeooo:rsid="00140fc0" officeooo:paragraph-rsid="00140fc0" style:font-size-asian="13pt" style:font-style-asian="italic" style:font-weight-asian="normal" style:font-size-complex="13pt" style:font-style-complex="italic" style:font-weight-complex="normal"/>
    </style:style>
    <style:style style:name="P26" style:family="paragraph" style:parent-style-name="Standard">
      <style:paragraph-properties fo:line-height="150%"/>
      <style:text-properties style:font-name="Ubuntu" fo:font-size="13pt" fo:font-style="italic" fo:font-weight="normal" officeooo:rsid="000ac490" officeooo:paragraph-rsid="000d804f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27" style:family="paragraph" style:parent-style-name="Standard">
      <style:paragraph-properties fo:line-height="150%"/>
      <style:text-properties style:font-name="Ubuntu" fo:font-size="13pt" fo:font-style="italic" officeooo:rsid="00123207" officeooo:paragraph-rsid="00123207" style:font-size-asian="13pt" style:font-style-asian="italic" style:font-size-complex="13pt" style:font-style-complex="italic"/>
    </style:style>
    <style:style style:name="P28" style:family="paragraph" style:parent-style-name="Standard">
      <style:paragraph-properties fo:line-height="150%"/>
      <style:text-properties style:font-name="Ubuntu" fo:font-size="13pt" fo:font-style="italic" officeooo:rsid="00140fc0" officeooo:paragraph-rsid="00140fc0" style:font-size-asian="13pt" style:font-style-asian="italic" style:font-size-complex="13pt" style:font-style-complex="italic"/>
    </style:style>
    <style:style style:name="P29" style:family="paragraph" style:parent-style-name="Standard">
      <style:paragraph-properties fo:line-height="150%"/>
      <style:text-properties style:font-name="Ubuntu" fo:font-size="13pt" officeooo:rsid="00108277" officeooo:paragraph-rsid="00108277" fo:background-color="#eeeeee" style:font-size-asian="13pt" style:font-size-complex="13pt"/>
    </style:style>
    <style:style style:name="P30" style:family="paragraph" style:parent-style-name="Standard">
      <style:paragraph-properties fo:line-height="150%"/>
      <style:text-properties style:font-name="Ubuntu" fo:font-size="13pt" officeooo:rsid="00123207" officeooo:paragraph-rsid="00123207" fo:background-color="#eeeeee" style:font-size-asian="13pt" style:font-size-complex="13pt"/>
    </style:style>
    <style:style style:name="P31" style:family="paragraph" style:parent-style-name="Standard">
      <style:paragraph-properties fo:line-height="150%"/>
      <style:text-properties style:font-name="Ubuntu" fo:font-size="13pt" officeooo:rsid="00123207" officeooo:paragraph-rsid="00140fc0" fo:background-color="#eeeeee" style:font-size-asian="13pt" style:font-size-complex="13pt"/>
    </style:style>
    <style:style style:name="P32" style:family="paragraph" style:parent-style-name="Standard">
      <style:paragraph-properties fo:line-height="150%"/>
      <style:text-properties style:font-name="Ubuntu" fo:font-size="13pt" officeooo:rsid="00140fc0" officeooo:paragraph-rsid="00140fc0" fo:background-color="#eeeeee" style:font-size-asian="13pt" style:font-size-complex="13pt"/>
    </style:style>
    <style:style style:name="P33" style:family="paragraph" style:parent-style-name="Standard">
      <style:paragraph-properties fo:line-height="150%"/>
      <style:text-properties style:font-name="Ubuntu" fo:font-size="13pt" officeooo:rsid="00140fc0" officeooo:paragraph-rsid="0014ce68" fo:background-color="#eeeeee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Ubuntu" fo:font-size="13pt" officeooo:rsid="0014ce68" officeooo:paragraph-rsid="0014ce68" fo:background-color="#eeeeee" style:font-size-asian="13pt" style:font-size-complex="13pt"/>
    </style:style>
    <style:style style:name="P35" style:family="paragraph" style:parent-style-name="Standard">
      <style:paragraph-properties fo:line-height="150%"/>
      <style:text-properties style:font-name="Ubuntu" fo:font-size="13pt" officeooo:rsid="000ac490" officeooo:paragraph-rsid="000d804f" fo:background-color="#eeeeee" style:font-size-asian="13pt" style:font-size-complex="13pt"/>
    </style:style>
    <style:style style:name="P36" style:family="paragraph" style:parent-style-name="Standard">
      <style:paragraph-properties fo:line-height="150%"/>
      <style:text-properties style:font-name="Ubuntu" fo:font-size="13pt" officeooo:rsid="000ac490" officeooo:paragraph-rsid="0014ce68" fo:background-color="#eeeeee" style:font-size-asian="13pt" style:font-size-complex="13pt"/>
    </style:style>
    <style:style style:name="P37" style:family="paragraph" style:parent-style-name="Standard">
      <style:paragraph-properties fo:line-height="150%"/>
      <style:text-properties style:font-name="Ubuntu" fo:font-size="13pt" officeooo:paragraph-rsid="000d804f" fo:background-color="#eeeeee" style:font-size-asian="13pt" style:font-size-complex="13pt"/>
    </style:style>
    <style:style style:name="P38" style:family="paragraph" style:parent-style-name="Standard">
      <style:paragraph-properties fo:line-height="150%"/>
      <style:text-properties style:font-name="Ubuntu" fo:font-size="13pt" officeooo:rsid="000d804f" officeooo:paragraph-rsid="000d804f" fo:background-color="#eeeeee" style:font-size-asian="13pt" style:font-size-complex="13pt"/>
    </style:style>
    <style:style style:name="P39" style:family="paragraph" style:parent-style-name="Standard">
      <style:paragraph-properties fo:line-height="150%"/>
      <style:text-properties style:font-name="Ubuntu" fo:font-size="13pt" officeooo:rsid="00166a1f" officeooo:paragraph-rsid="00166a1f" fo:background-color="#eeeeee" style:font-size-asian="13pt" style:font-size-complex="13pt"/>
    </style:style>
    <style:style style:name="P40" style:family="paragraph" style:parent-style-name="Standard">
      <style:paragraph-properties fo:line-height="150%"/>
      <style:text-properties style:font-name="Ubuntu" fo:font-size="13pt" officeooo:rsid="00160385" officeooo:paragraph-rsid="00160385" fo:background-color="#eeeeee" style:font-size-asian="13pt" style:font-size-complex="13pt"/>
    </style:style>
    <style:style style:name="T1" style:family="text">
      <style:text-properties officeooo:rsid="000ac490"/>
    </style:style>
    <style:style style:name="T2" style:family="text">
      <style:text-properties officeooo:rsid="000d80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23207" style:font-weight-asian="bold" style:font-weight-complex="bold"/>
    </style:style>
    <style:style style:name="T5" style:family="text">
      <style:text-properties fo:background-color="#eeeeee" loext:char-shading-value="0"/>
    </style:style>
    <style:style style:name="T6" style:family="text">
      <style:text-properties officeooo:rsid="00123207" fo:background-color="#eeeeee" loext:char-shading-value="0"/>
    </style:style>
    <style:style style:name="T7" style:family="text">
      <style:text-properties officeooo:rsid="000d804f" fo:background-color="#eeeeee" loext:char-shading-value="0"/>
    </style:style>
    <style:style style:name="T8" style:family="text">
      <style:text-properties officeooo:rsid="00123207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40fc0" fo:background-color="transparent" loext:char-shading-value="0"/>
    </style:style>
    <style:style style:name="T11" style:family="text">
      <style:text-properties officeooo:rsid="00140fc0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4ce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CSS No React</text:h>
      <text:p text:style-name="P14">Tem diversas formas de inserir CSS no React, a mais comum é colocar um arquivo CSS chamado Pagina.module.css junto ao componente jsx: <text:span text:style-name="T5">Pagina.jsx </text:span></text:p>
      <text:p text:style-name="P29">Pagina.module.css </text:p>
      <text:h text:style-name="P3" text:outline-level="3">Styled Components</text:h>
      <text:p text:style-name="P14">É uma biblioteca para estilização de componentes no react que mistura JavaScript com CSS.</text:p>
      <text:p text:style-name="P2"/>
      <text:p text:style-name="P14"><text:span text:style-name="T3">Instalação:</text:span> <text:span text:style-name="T5">npm install styled-components </text:span></text:p>
      <text:p text:style-name="P14"><text:span text:style-name="T3">Importação:</text:span> <text:span text:style-name="T5">import styled from “styled-components” </text:span></text:p>
      <text:p text:style-name="P5"/>
      <text:p text:style-name="P14">Todos os componentes de estilo criados terão a primeira letra maiúscula.</text:p>
      <text:p text:style-name="P14"/>
      <text:p text:style-name="P14">Para ajudar na formatação do styled components é preciso baixar a extensão do vscode: vscode-styled-components.</text:p>
      <text:p text:style-name="P6"/>
      <text:p text:style-name="P14"><text:span text:style-name="T3">Utilização </text:span><text:span text:style-name="T4">Basica</text:span><text:span text:style-name="T3">:</text:span> <text:span text:style-name="T8">Para utilizar é preciso criar uma variável com o elemento HTML que irá ser estilizado (Dentro da função de componente e fora do return): </text:span><text:span text:style-name="T6">const Btn = styled.button ` ` </text:span></text:p>
      <text:p text:style-name="P5"/>
      <text:p text:style-name="P15">Dentro das crases ficará a estilização em CSS: </text:p>
      <text:p text:style-name="P30">const Btn = styled.button ` </text:p>
      <text:p text:style-name="P30"><text:span text:style-name="T9"><text:s text:c="4"/></text:span>color: white; </text:p>
      <text:p text:style-name="P30"><text:span text:style-name="T9"><text:s text:c="4"/></text:span>background-color: black; </text:p>
      <text:p text:style-name="P30">` </text:p>
      <text:p text:style-name="P2"/>
      <text:p text:style-name="P5"/>
      <text:p text:style-name="P5"/>
      <text:p text:style-name="P2"/>
      <text:p text:style-name="P15"><text:soft-page-break/>Para funcionar, a variavel vai substituir o elemento que estava no lugar:</text:p>
      <text:p text:style-name="P5"><text:span text:style-name="T5">&lt;button&gt;Enviar&lt;/button&gt; </text:span><text:s/>→ <text:s/><text:span text:style-name="T5">&lt;Btn&gt;</text:span><text:span text:style-name="T6">Enviar</text:span><text:span text:style-name="T5">&lt;/Btn&gt; </text:span></text:p>
      <text:p text:style-name="P5"/>
      <text:p text:style-name="P15"><text:span text:style-name="T3">Utilização Certa:</text:span> Da forma anterior fica bagunçado, por isso sempre é utilizado em um arquivo separado:</text:p>
      <text:p text:style-name="P5"/>
      <text:p text:style-name="P27">styles.jsx</text:p>
      <text:p text:style-name="P30">import styled from “styled-components” </text:p>
      <text:p text:style-name="P8"/>
      <text:p text:style-name="P30">const Btn = styled.button ` </text:p>
      <text:p text:style-name="P30"><text:span text:style-name="T9"><text:s text:c="4"/></text:span>color: white; </text:p>
      <text:p text:style-name="P30"><text:span text:style-name="T9"><text:s text:c="4"/></text:span>background-color: black; </text:p>
      <text:p text:style-name="P30">` </text:p>
      <text:p text:style-name="P8"/>
      <text:p text:style-name="P30">export default Btn </text:p>
      <text:p text:style-name="P15"/>
      <text:p text:style-name="P27">App.jsx</text:p>
      <text:p text:style-name="P30">import { Btn } from “./styles.jsx” </text:p>
      <text:p text:style-name="P30"/>
      <text:p text:style-name="P30">&lt;Btn&gt;Enviar&lt;/Btn&gt; </text:p>
      <text:p text:style-name="P8"/>
      <text:p text:style-name="P16"><text:span text:style-name="T3">CSS + JS:</text:span> É possível passar valores de variáveis do componente para o arquivo de estilo através de atributos:</text:p>
      <text:p text:style-name="P32">&lt;Btn isOn={variavelDinamica}&gt;Enviar&lt;/Btn&gt; </text:p>
      <text:p text:style-name="P16"/>
      <text:p text:style-name="P16"><text:span text:style-name="T12">styles.jsx</text:span> </text:p>
      <text:p text:style-name="P32">import styled from “styled-components” </text:p>
      <text:p text:style-name="P12"/>
      <text:p text:style-name="P32">const Btn = styled.button ` </text:p>
      <text:p text:style-name="P32"><text:span text:style-name="T9"><text:s text:c="4"/></text:span>color: white; </text:p>
      <text:p text:style-name="P32"><text:span text:style-name="T9"><text:s text:c="4"/></text:span>background-color: ${props =&gt; props.isOn ? ‘red’ : ‘gray’}; </text:p>
      <text:p text:style-name="P32">` </text:p>
      <text:p text:style-name="P32"><text:soft-page-break/>export default Btn </text:p>
      <text:p text:style-name="P17"/>
      <text:p text:style-name="P17">Dentro do props vai chegar todos os atributos que tem dentro do componente.</text:p>
      <text:p text:style-name="P11"/>
      <text:p text:style-name="P17"><text:span text:style-name="T3">Estilização de filhos:</text:span> Para estilizar filhos de componentes CSS, ou seja, elementos html que estão dentro de um componente CSS, é possível fazer normalmente criando outro componente ou no styles colocar o elemento filho como um seletor normal do CSS:</text:p>
      <text:p text:style-name="P17"/>
      <text:p text:style-name="P34">export const imgWrapper = styled.div ` </text:p>
      <text:p text:style-name="P33"><text:span text:style-name="T9"><text:s text:c="4"/></text:span><text:span text:style-name="T13">width: 100px; </text:span></text:p>
      <text:p text:style-name="P33"><text:span text:style-name="T9"><text:s text:c="4"/></text:span><text:span text:style-name="T13">height: 100px; </text:span></text:p>
      <text:p text:style-name="P33"/>
      <text:p text:style-name="P33"><text:span text:style-name="T9"><text:s text:c="4"/></text:span><text:span text:style-name="T13">img {</text:span></text:p>
      <text:p text:style-name="P33"><text:span text:style-name="T9"><text:s text:c="8"/></text:span><text:span text:style-name="T13">width: 100%;</text:span></text:p>
      <text:p text:style-name="P34"><text:span text:style-name="T10"><text:s text:c="8"/></text:span>height: 100%;</text:p>
      <text:p text:style-name="P33"><text:span text:style-name="T9"><text:s text:c="4"/></text:span><text:span text:style-name="T13">}</text:span></text:p>
      <text:p text:style-name="P17"><text:span text:style-name="T5">` </text:span></text:p>
      <text:p text:style-name="P8"/>
      <text:p text:style-name="P19">É possível tambem estilizar outros componentes, ao invés de ser um seletor será o nome do componente entre cifrão e chaves:</text:p>
      <text:p text:style-name="P19"/>
      <text:p text:style-name="P39">const Pai = styled.div `</text:p>
      <text:p text:style-name="P39"><text:span text:style-name="T9"><text:s text:c="4"/></text:span>background-color: white;</text:p>
      <text:p text:style-name="P39"><text:span text:style-name="T9"><text:s text:c="4"/></text:span>${Btn} {</text:p>
      <text:p text:style-name="P39"><text:span text:style-name="T9"><text:s text:c="8"/></text:span>color: black;</text:p>
      <text:p text:style-name="P39"><text:span text:style-name="T9"><text:s text:c="4"/></text:span>}</text:p>
      <text:p text:style-name="P39">`</text:p>
      <text:p text:style-name="P8"/>
      <text:p text:style-name="P16"><text:soft-page-break/><text:span text:style-name="T3">Estilos Globais:</text:span> Para criar arquivos globais é preciso de um arquivo novo com o createGlobalStyle, exportar e importar no index.html em baixo do App em forma de componente.</text:p>
      <text:p text:style-name="P7"/>
      <text:p text:style-name="P28">globalStyle.jsx </text:p>
      <text:p text:style-name="P22">import { createGlobalStyle } from “styled-components” </text:p>
      <text:p text:style-name="P20"/>
      <text:p text:style-name="P22">const globalStyle = createGlobalStyle ` </text:p>
      <text:p text:style-name="P31"><text:span text:style-name="T9"><text:s text:c="4"/></text:span><text:span text:style-name="T11">margin: 0; </text:span></text:p>
      <text:p text:style-name="P31"><text:span text:style-name="T9"><text:s text:c="4"/></text:span><text:span text:style-name="T11">padding: 0; </text:span></text:p>
      <text:p text:style-name="P22">` </text:p>
      <text:p text:style-name="P21"><text:span text:style-name="T5">export default globalStyle </text:span></text:p>
      <text:p text:style-name="P25">index.html</text:p>
      <text:p text:style-name="P23">&lt;<text:span text:style-name="T11">App</text:span> /&gt; </text:p>
      <text:p text:style-name="P23">&lt;<text:span text:style-name="T11">GlobalStyle</text:span> /&gt; </text:p>
      <text:h text:style-name="P3" text:outline-level="3">Exemplo</text:h>
      <text:p text:style-name="P24">styles.jsx</text:p>
      <text:p text:style-name="P35">import styled from “styled-components”</text:p>
      <text:p text:style-name="P35"/>
      <text:p text:style-name="P38">export const Container = styled.div `</text:p>
      <text:p text:style-name="P38"><text:span text:style-name="T9"><text:s text:c="4"/></text:span>width: 40px;</text:p>
      <text:p text:style-name="P38"><text:span text:style-name="T9"><text:s text:c="4"/></text:span>height: 100px;</text:p>
      <text:p text:style-name="P38"><text:span text:style-name="T9"><text:s text:c="4"/></text:span>background-color: blue;</text:p>
      <text:p text:style-name="P38"/>
      <text:p text:style-name="P38"><text:span text:style-name="T9"><text:s text:c="4"/></text:span>img {</text:p>
      <text:p text:style-name="P38"><text:span text:style-name="T9"><text:s text:c="8"/></text:span>width: 100%;</text:p>
      <text:p text:style-name="P38"><text:span text:style-name="T9"><text:s text:c="4"/></text:span>}</text:p>
      <text:p text:style-name="P38">`</text:p>
      <text:p text:style-name="P13"/>
      <text:p text:style-name="P35"><text:span text:style-name="T2">export </text:span>const Btn = styled.button `</text:p>
      <text:p text:style-name="P36"><text:span text:style-name="T9"><text:s text:c="4"/></text:span>border: 1px solid black;</text:p>
      <text:p text:style-name="P35"><text:soft-page-break/><text:span text:style-name="T9"><text:s text:c="4"/></text:span>color: white;</text:p>
      <text:p text:style-name="P35"><text:span text:style-name="T9"><text:s text:c="4"/></text:span>background-color: <text:span text:style-name="T13">${props =&gt; props.validation ? ‘black’ : ‘white’}</text:span>;</text:p>
      <text:p text:style-name="P35">`</text:p>
      <text:p text:style-name="P9"/>
      <text:p text:style-name="P26">App.jsx</text:p>
      <text:p text:style-name="P35">import { <text:span text:style-name="T2">Container, </text:span>Btn } from “./styles” </text:p>
      <text:p text:style-name="P37">&lt;<text:span text:style-name="T2">Container</text:span>&gt; </text:p>
      <text:p text:style-name="P37">&lt;<text:span text:style-name="T2">img src=”./imagem” /</text:span>&gt; </text:p>
      <text:p text:style-name="P37"><text:s text:c="4"/>&lt;<text:span text:style-name="T1">Btn </text:span><text:span text:style-name="T13">validation={variavelDinamica}</text:span>&gt;<text:span text:style-name="T1">Enviar</text:span>&lt;/<text:span text:style-name="T1">Btn</text:span>&gt; </text:p>
      <text:p text:style-name="P1"><text:span text:style-name="T5">&lt;/</text:span><text:span text:style-name="T7">Container</text:span><text:span text:style-name="T5">&gt; </text:span></text:p>
      <text:h text:style-name="P3" text:outline-level="3">ThemeProvider</text:h>
      <text:p text:style-name="P40">import { ThemeProvider } from 'styled-components';</text:p>
      <text:p text:style-name="P40"/>
      <text:p text:style-name="P40">const theme = {</text:p>
      <text:p text:style-name="P40"><text:span text:style-name="T9"><text:s text:c="2"/></text:span>primary: '#6200ee',</text:p>
      <text:p text:style-name="P40"><text:span text:style-name="T9"><text:s text:c="2"/></text:span>secondary: '#03dac6',</text:p>
      <text:p text:style-name="P40">};</text:p>
      <text:p text:style-name="P40"/>
      <text:p text:style-name="P40">const Button = styled.button`</text:p>
      <text:p text:style-name="P40"><text:span text:style-name="T9"><text:s text:c="2"/></text:span>background: ${props =&gt; props.theme.primary};</text:p>
      <text:p text:style-name="P40"><text:span text:style-name="T9"><text:s text:c="2"/></text:span>color: white;</text:p>
      <text:p text:style-name="P40">`;</text:p>
      <text:p text:style-name="P40"/>
      <text:p text:style-name="P40">&lt;ThemeProvider theme={theme}&gt;</text:p>
      <text:p text:style-name="P40"><text:span text:style-name="T9"><text:s text:c="2"/></text:span>&lt;Button&gt;Themed Button&lt;/Button&gt;</text:p>
      <text:p text:style-name="P18"><text:span text:style-name="T5">&lt;/ThemeProvider&gt;</text:span></text:p>
      <text:p text:style-name="P18">__________________________________________________________________________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hooks, efeito de infinito, efeito de pagin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2T10:20:37.521000000</meta:creation-date>
    <dc:date>2025-05-05T08:28:24.008000000</dc:date>
    <meta:editing-duration>PT19M38S</meta:editing-duration>
    <meta:editing-cycles>7</meta:editing-cycles>
    <meta:generator>LibreOffice/24.2.2.2$Windows_X86_64 LibreOffice_project/d56cc158d8a96260b836f100ef4b4ef25d6f1a01</meta:generator>
    <meta:document-statistic meta:table-count="0" meta:image-count="0" meta:object-count="0" meta:page-count="6" meta:paragraph-count="102" meta:word-count="488" meta:character-count="3572" meta:non-whitespace-character-count="3001"/>
  </office:meta>
</office:document-meta>
</file>